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80808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1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1.8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8cm" svg:height="15.469cm" svg:x="3.8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Arm on TRI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Motor Disarm on TRI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Stable ACC</text:span></text:p>
            <text:p text:style-name="P3"><text:span text:style-name="T2">(disarm Motor first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</draw:text-box>
        </draw:frame>
        <draw:g>
          <draw:custom-shape draw:style-name="gr2" draw:text-style-name="P1" draw:layer="layout" svg:width="1.29cm" svg:height="1.288cm" draw:transform="rotate (-1.57079632679579) translate (13.988cm 3.5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13.185cm" svg:y="3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11.028cm" svg:y="3.51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568cm 4.27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13.96cm 7.9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13.157cm" svg:y="8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11.02cm" svg:y="7.9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0.92cm 8.6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02cm" svg:y="12.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0.92cm 13.2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7cm" svg:y="1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179cm" svg:y="13.0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7cm" svg:y="14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179cm" svg:y="15.3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02cm" svg:y="14.8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0.913cm 14.927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4.6cm" svg:y="4.901cm">
          <draw:text-box>
            <text:p text:style-name="P3"><text:span text:style-name="T2"><text:s/></text:span><text:span text:style-name="T2">Enter</text:span></text:p>
            <text:p text:style-name="P3"><text:span text:style-name="T2">(disarm Motor first)</text:span></text:p>
            <text:p text:style-name="P3"><text:span text:style-name="T6"/></text:p>
            <text:p text:style-name="P3"><text:span text:style-name="T6"/></text:p>
            <text:p text:style-name="P3"><text:span text:style-name="T7">Select Param</text:span></text:p>
            <text:p text:style-name="P3"><text:span text:style-name="T8"/></text:p>
            <text:p text:style-name="P3"><text:span text:style-name="T9"/></text:p>
            <text:p text:style-name="P3"><text:span text:style-name="T7">Change Value</text:span></text:p>
            <text:p text:style-name="P3"><text:span text:style-name="T6"/></text:p>
            <text:p text:style-name="P3"><text:span text:style-name="T6"/></text:p>
            <text:p text:style-name="P3"><text:span text:style-name="T10"/></text:p>
            <text:p text:style-name="P3"><text:span text:style-name="T2">Save and Exit</text:span></text:p>
            <text:p text:style-name="P3"><text:span text:style-name="T6"/></text:p>
            <text:p text:style-name="P3"><text:span text:style-name="T6"/></text:p>
            <text:p text:style-name="P3"><text:span text:style-name="T2">Exit without Sav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.</text:span></text:p>
          </draw:text-box>
        </draw:frame>
        <draw:g>
          <draw:custom-shape draw:style-name="gr2" draw:text-style-name="P1" draw:layer="layout" svg:width="1.288cm" svg:height="1.29cm" svg:x="21.596cm" svg:y="4.9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136cm 5.6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001cm" svg:y="17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1.481cm" svg:y="16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685cm" svg:y="17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3.177cm" svg:y="16.8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3.178cm" svg:y="17.7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3.324cm 17.587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3.352cm 17.9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9cm" svg:height="1.29cm" svg:x="23.311cm" svg:y="4.9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91cm" svg:y="4.7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5cm" svg:y="7.3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3.777cm" svg:y="7.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3.778cm" svg:y="7.9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5cm" svg:y="9.7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draw:transform="rotate (-1.57079632679579) translate (23.924cm 10.189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draw:transform="rotate (1.5707963267946) translate (23.952cm 10.5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7cm" svg:y="12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67cm" svg:y="11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1.592cm" svg:y="12.0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1.492cm 12.7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0.511cm" svg:height="1.081cm" svg:x="15.435cm" svg:y="17.9cm">
          <draw:text-box>
            <text:p><text:span text:style-name="T11">Version 0.57721</text:span><text:span text:style-name="T11"><text:tab/></text:span><text:span text:style-name="T11">(lookup Euler-Mascheroni constant)</text:span></text:p>
            <text:p><text:span text:style-name="T11">A Product made by Hamburger </text:span><text:span text:style-name="T11"><text:tab/></text:span><text:span text:style-name="T12">Document <text:s/>2011-08-06</text:span></text:p>
          </draw:text-box>
        </draw:frame>
        <draw:frame draw:style-name="gr7" draw:text-style-name="P7" draw:layer="layout" svg:width="9.062cm" svg:height="2.442cm" svg:x="15.435cm" svg:y="15.621cm">
          <draw:text-box>
            <text:p><text:span text:style-name="T10">This work is licensed under the </text:span></text:p>
            <text:p><text:span text:style-name="T10">Creative Commons Attribution-NonCommercial-ShareAlike 3.0 </text:span></text:p>
            <text:p><text:span text:style-name="T10">Unported License. </text:span></text:p>
            <text:p><text:span text:style-name="T10">To view a copy of this license, visit </text:span></text:p>
            <text:p><text:span text:style-name="T10">http://creativecommons.org/licenses/by-nc-sa/3.0/ or send a letter to </text:span></text:p>
            <text:p><text:span text:style-name="T10">Creative Commons, 171 Second Street, Suite 300, </text:span></text:p>
            <text:p><text:span text:style-name="T10">San Francisco, California, 94105, USA.</text:span></text:p>
          </draw:text-box>
        </draw:frame>
        <draw:custom-shape draw:style-name="gr8" draw:text-style-name="P1" draw:layer="layout" svg:width="0.5cm" svg:height="0.5cm" svg:x="13.1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3.07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1" draw:layer="layout" svg:width="1.288cm" svg:height="1.29cm" svg:x="11.027cm" svg:y="5.7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1.506cm" svg:y="6.30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1.409cm" svg:y="6.2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027cm" svg:y="10.1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1.506cm" svg:y="10.68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1.409cm" svg:y="10.6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1.581cm" svg:y="9.7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06cm" svg:y="10.2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1.963cm" svg:y="10.2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1.581cm" svg:y="7.3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06cm" svg:y="7.8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1.963cm" svg:y="7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10.089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g>
          <draw:custom-shape draw:style-name="gr2" draw:text-style-name="P1" draw:layer="layout" svg:width="1.288cm" svg:height="1.29cm" svg:x="21.596cm" svg:y="14.2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136cm 14.9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311cm" svg:y="14.2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91cm" svg:y="14.0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4.6cm" svg:y="2.101cm">
          <draw:text-box>
            <text:p text:style-name="P3"><text:span text:style-name="T2">Start/Stop Auto-Telemetry-Mode</text:span></text:p>
          </draw:text-box>
        </draw:frame>
        <draw:g>
          <draw:g>
            <draw:custom-shape draw:style-name="gr2" draw:text-style-name="P1" draw:layer="layout" svg:width="1.288cm" svg:height="1.29cm" svg:x="21.632cm" svg:y="2.32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111cm" svg:y="2.90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014cm" svg:y="2.8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3.292cm" svg:y="2.31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3.185cm 2.428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1" draw:text-style-name="P1" draw:layer="layout" svg:width="10.141cm" svg:height="11.745cm" svg:x="15.5cm" svg:y="3.98cm" draw:corner-radius="0.5cm">
          <text:p/>
        </draw:rect>
        <draw:g>
          <draw:custom-shape draw:style-name="gr2" draw:text-style-name="P1" draw:layer="layout" svg:width="1.29cm" svg:height="1.289cm" draw:transform="rotate (1.5707963267946) translate (12.691cm 6.96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13.274cm 6.486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13.958cm 10.1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13.375cm 10.6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1.8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8cm" svg:height="15.469cm" svg:x="3.8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Arm on TRI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Motor Disarm on TRI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Stable ACC</text:span></text:p>
            <text:p text:style-name="P3"><text:span text:style-name="T2">(disarm Motor first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4.6cm" svg:y="4.901cm">
          <draw:text-box>
            <text:p text:style-name="P3"><text:span text:style-name="T2"><text:s/></text:span><text:span text:style-name="T2">Enter</text:span></text:p>
            <text:p text:style-name="P3"><text:span text:style-name="T2">(disarm Motor first)</text:span></text:p>
            <text:p text:style-name="P3"><text:span text:style-name="T6"/></text:p>
            <text:p text:style-name="P3"><text:span text:style-name="T6"/></text:p>
            <text:p text:style-name="P3"><text:span text:style-name="T7">Select Param</text:span></text:p>
            <text:p text:style-name="P3"><text:span text:style-name="T8"/></text:p>
            <text:p text:style-name="P3"><text:span text:style-name="T9"/></text:p>
            <text:p text:style-name="P3"><text:span text:style-name="T7">Change Value</text:span></text:p>
            <text:p text:style-name="P3"><text:span text:style-name="T6"/></text:p>
            <text:p text:style-name="P3"><text:span text:style-name="T6"/></text:p>
            <text:p text:style-name="P3"><text:span text:style-name="T10"/></text:p>
            <text:p text:style-name="P3"><text:span text:style-name="T2">Save and Exit</text:span></text:p>
            <text:p text:style-name="P3"><text:span text:style-name="T6"/></text:p>
            <text:p text:style-name="P3"><text:span text:style-name="T6"/></text:p>
            <text:p text:style-name="P3"><text:span text:style-name="T2">Exit without Sav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.</text:span></text:p>
          </draw:text-box>
        </draw:frame>
        <draw:frame draw:style-name="gr6" draw:text-style-name="P6" draw:layer="layout" svg:width="10.511cm" svg:height="1.081cm" svg:x="15.435cm" svg:y="17.9cm">
          <draw:text-box>
            <text:p><text:span text:style-name="T11">Version 0.57721</text:span><text:span text:style-name="T11"><text:tab/></text:span><text:span text:style-name="T11">(lookup Euler-Mascheroni constant)</text:span></text:p>
            <text:p><text:span text:style-name="T11">A Product made by Hamburger </text:span><text:span text:style-name="T11"><text:tab/></text:span><text:span text:style-name="T12">Document <text:s/>2011-08-14</text:span></text:p>
          </draw:text-box>
        </draw:frame>
        <draw:frame draw:style-name="gr7" draw:text-style-name="P7" draw:layer="layout" svg:width="9.062cm" svg:height="2.442cm" svg:x="15.435cm" svg:y="15.621cm">
          <draw:text-box>
            <text:p><text:span text:style-name="T10">This work is licensed under the </text:span></text:p>
            <text:p><text:span text:style-name="T10">Creative Commons Attribution-NonCommercial-ShareAlike 3.0 </text:span></text:p>
            <text:p><text:span text:style-name="T10">Unported License. </text:span></text:p>
            <text:p><text:span text:style-name="T10">To view a copy of this license, visit </text:span></text:p>
            <text:p><text:span text:style-name="T10">http://creativecommons.org/licenses/by-nc-sa/3.0/ or send a letter to </text:span></text:p>
            <text:p><text:span text:style-name="T10">Creative Commons, 171 Second Street, Suite 300, </text:span></text:p>
            <text:p><text:span text:style-name="T10">San Francisco, California, 94105, USA.</text:span></text:p>
          </draw:text-box>
        </draw:frame>
        <draw:g>
          <draw:custom-shape draw:style-name="gr2" draw:text-style-name="P1" draw:layer="layout" svg:width="1.288cm" svg:height="1.29cm" svg:x="12.4cm" svg:y="5.7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2.94cm 6.4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372cm" svg:y="10.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2.272cm 10.8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5cm" svg:y="1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2.979cm" svg:y="13.0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.785cm" svg:y="17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1.277cm" svg:y="16.8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1.278cm" svg:y="17.7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1.424cm 17.587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1.452cm 17.9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2.06cm 10.1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1.257cm" svg:y="10.5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1.17cm" svg:y="10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10.92cm" svg:y="12.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0.82cm 13.2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401cm" svg:y="17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2.881cm" svg:y="16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2.427cm" svg:y="7.9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2.906cm" svg:y="8.48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2.809cm" svg:y="8.4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10.089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4.6cm" svg:y="2.101cm">
          <draw:text-box>
            <text:p text:style-name="P3"><text:span text:style-name="T2">Start/Stop Auto-Telemetry-Mode</text:span></text:p>
          </draw:text-box>
        </draw:frame>
        <draw:g>
          <draw:g>
            <draw:custom-shape draw:style-name="gr2" draw:text-style-name="P1" draw:layer="layout" svg:width="1.288cm" svg:height="1.29cm" svg:x="23.181cm" svg:y="7.3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3.66cm" svg:y="7.8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3.563cm" svg:y="7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1.485cm" svg:y="7.3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1.977cm" svg:y="7.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1.978cm" svg:y="7.9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1" draw:text-style-name="P1" draw:layer="layout" svg:width="10.141cm" svg:height="11.745cm" svg:x="15.5cm" svg:y="3.98cm" draw:corner-radius="0.5cm">
          <text:p/>
        </draw:rect>
        <draw:g>
          <draw:g>
            <draw:custom-shape draw:style-name="gr2" draw:text-style-name="P1" draw:layer="layout" svg:width="1.288cm" svg:height="1.29cm" svg:x="12.427cm" svg:y="3.52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2.906cm" svg:y="4.10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2.809cm" svg:y="4.0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10.701cm 4.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11.284cm 4.4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12.06cm 5.7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1.257cm" svg:y="6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1.17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9cm" svg:height="1.289cm" draw:transform="rotate (-1.57079632679579) translate (12.058cm 7.9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11.475cm 8.4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0.92cm" svg:y="14.8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0.82cm 15.5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1.502cm" svg:y="2.2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982cm" svg:y="2.04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3.181cm" svg:y="4.9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3.66cm" svg:y="5.4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3.563cm" svg:y="5.4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1.519cm" svg:y="4.9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2.06cm 5.028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3.181cm" svg:y="14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3.66cm" svg:y="14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3.563cm" svg:y="14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1.519cm" svg:y="14.0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2.06cm 14.129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76cm 9.7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957cm" svg:y="10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21.87cm" svg:y="10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3.197cm" svg:y="9.72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-0.00122173047639579) rotate (0.7853981633973) translate (23.097cm 10.483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23.792cm 10.53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1.492cm" svg:y="11.912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1.385cm 12.029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3.181cm" svg:y="11.9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3.66cm" svg:y="12.4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3.563cm" svg:y="12.4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3.172cm" svg:y="2.2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3.072cm 2.9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403cm" svg:y="14.8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2.883cm" svg:y="14.6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6.66cm 12.527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85cm 12.527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992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0.424cm 11.487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1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-0.00122173047639579) rotate (0.7853981633973) translate (12.092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12.7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299"/>
  </office:meta>
</office:document-meta>
</file>